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text-properties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669966" loext:opacity="100%" style:font-name="Calibri" fo:font-size="18pt" style:font-size-asian="18pt" style:font-size-complex="18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6b6c6" style:font-size-asian="12pt" style:font-size-complex="12pt"/>
    </style:style>
    <style:style style:name="P15" style:family="paragraph" style:parent-style-name="Standard">
      <style:text-properties style:font-name="Calibri" fo:font-size="12pt" officeooo:paragraph-rsid="0016b6c6" style:font-size-asian="12pt" style:font-size-complex="12pt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6b6c6" style:text-blinking="false" fo:background-color="transparent" style:font-size-asian="12pt" style:font-size-complex="12pt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6b6c6"/>
    </style:style>
    <style:style style:name="P18" style:family="paragraph" style:parent-style-name="Standard" style:master-page-name="First_20_Page">
      <style:paragraph-properties style:page-number="auto"/>
      <style:text-properties officeooo:paragraph-rsid="0016b6c6"/>
    </style:style>
    <style:style style:name="P19" style:family="paragraph" style:parent-style-name="Standard">
      <style:text-properties officeooo:paragraph-rsid="0016b6c6"/>
    </style:style>
    <style:style style:name="P20" style:family="paragraph" style:parent-style-name="Text_20_body" style:list-style-name="L1">
      <style:text-properties fo:language="es" fo:country="ES" officeooo:rsid="0016f8dc" officeooo:paragraph-rsid="0013f4e2"/>
    </style:style>
    <style:style style:name="P21" style:family="paragraph" style:parent-style-name="Text_20_body" style:list-style-name="L1">
      <style:text-properties fo:language="es" fo:country="ES" fo:font-style="italic" officeooo:rsid="0016f8dc" officeooo:paragraph-rsid="0013f4e2" style:font-style-asian="italic" style:font-style-complex="italic"/>
    </style:style>
    <style:style style:name="P22" style:family="paragraph" style:parent-style-name="Text_20_body" style:list-style-name="L1">
      <style:text-properties fo:language="es" fo:country="ES" officeooo:paragraph-rsid="0013f4e2"/>
    </style:style>
    <style:style style:name="P23" style:family="paragraph" style:parent-style-name="Text_20_body" style:list-style-name="L2">
      <style:text-properties fo:language="es" fo:country="ES"/>
    </style:style>
    <style:style style:name="P24" style:family="paragraph" style:parent-style-name="Text_20_body" style:list-style-name="L3">
      <style:text-properties fo:language="es" fo:country="ES"/>
    </style:style>
    <style:style style:name="P25" style:family="paragraph" style:parent-style-name="Text_20_body" style:list-style-name="L1">
      <style:text-properties fo:font-size="10pt" style:font-size-asian="10pt" style:font-size-complex="10pt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6b6c6" style:font-size-asian="24pt" style:font-weight-asian="bold" style:font-size-complex="24pt" style:font-weight-complex="bold"/>
    </style:style>
    <style:style style:name="P2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6b6c6" style:text-blinking="false" fo:background-color="transparent" loext:padding="0cm" loext:border="none"/>
    </style:style>
    <style:style style:name="P2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6b6c6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6b6c6" style:text-blinking="false" fo:background-color="transparent" style:font-size-asian="12pt" style:font-size-complex="12pt"/>
    </style:style>
    <style:style style:name="P30" style:family="paragraph" style:parent-style-name="Titulo">
      <style:text-properties fo:language="es" fo:country="ES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f8dc" style:font-style-asian="italic" style:font-style-complex="italic"/>
    </style:style>
    <style:style style:name="T5" style:family="text">
      <style:text-properties fo:font-style="italic" officeooo:rsid="001578f4" style:font-style-asian="italic" style:font-style-complex="italic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6b6c6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6b6c6" style:text-blinking="false" fo:background-color="transparent" loext:char-shading-value="0" style:font-size-asian="36pt" style:font-size-complex="36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578f4" style:font-style-asian="normal" style:font-style-complex="normal"/>
    </style:style>
    <style:style style:name="T17" style:family="text">
      <style:text-properties officeooo:rsid="0013f4e2"/>
    </style:style>
    <style:style style:name="T18" style:family="text">
      <style:text-properties officeooo:rsid="0016f8dc"/>
    </style:style>
    <style:style style:name="T19" style:family="text">
      <style:text-properties officeooo:rsid="00160210"/>
    </style:style>
    <style:style style:name="T20" style:family="text">
      <style:text-properties officeooo:rsid="0016b662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18"/>
      <text:p text:style-name="P19"/>
      <text:p text:style-name="P19"/>
      <text:p text:style-name="P19"/>
      <text:p text:style-name="P26"><text:span text:style-name="T8">Computer Systems – </text:span><text:span text:style-name="T10">Glossary</text:span><text:span text:style-name="T11"><text:line-break/></text:span><text:span text:style-name="T12">UD 0</text:span><text:span text:style-name="T13">6</text:span><text:span text:style-name="T12">. </text:span><text:span text:style-name="T21"><text:user-field-get text:name="Tema">Virtual machines</text:user-field-get></text:span></text:p>
      <text:p text:style-name="P27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8">Sergio García / Alfredo Oltra</text:p>
      <text:p text:style-name="P1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2">s</text:span></text:a></text:p>
      <text:p text:style-name="P17"><text:a xlink:type="simple" xlink:href="mailto:alfredo.oltra@ceedcv.es" text:style-name="Internet_20_link" text:visited-style-name="Visited_20_Internet_20_Link"><text:span text:style-name="T14">alfredo.oltra</text:span></text:a><text:a xlink:type="simple" xlink:href="mailto:alfredo.oltra@ceedcv.es" text:style-name="Internet_20_link" text:visited-style-name="Visited_20_Internet_20_Link"><text:span text:style-name="T14">@</text:span></text:a><text:a xlink:type="simple" xlink:href="mailto:alfredo.oltra@ceedcv.es" text:style-name="Internet_20_link" text:visited-style-name="Visited_20_Internet_20_Link"><text:span text:style-name="T14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29">20<text:span text:style-name="T23">22</text:span>/20<text:span text:style-name="T24">2</text:span><text:span text:style-name="T23">3</text:span></text:p>
      <text:p text:style-name="P14"><text:tab/><text:tab/><text:tab/><text:tab/><text:tab/><text:tab/><text:tab/><text:tab/><text:tab/><text:tab/>Versión:<text:date style:data-style-name="N104" text:date-value="2022-06-02T16:21:21.587978359">220602</text:date>.<text:time style:data-style-name="N105" text:time-value="2022-06-02T16:21:21.588157522">1621</text:time></text:p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U0<text:user-field-get text:name="NumeroTema">6</text:user-field-get>. <text:user-field-get text:name="Tema">Virtual machines</text:user-field-get></text:p>
      <text:p text:style-name="P5"/>
      <text:h text:style-name="Heading_20_1" text:outline-level="1">Vocabulary</text:h>
      <text:p text:style-name="Text_20_body">General:</text:p>
      <text:list xml:id="list2455323969" text:style-name="L1">
        <text:list-item>
          <text:p text:style-name="P20">Virtual machines: Máquinas virtuales</text:p>
        </text:list-item>
        <text:list-item>
          <text:p text:style-name="P21">enviroment: entorno</text:p>
        </text:list-item>
        <text:list-item>
          <text:p text:style-name="P21">guest: invitado </text:p>
        </text:list-item>
        <text:list-item>
          <text:p text:style-name="P22"><text:span text:style-name="T4">host</text:span>: <text:span text:style-name="T18">anfitrión</text:span></text:p>
        </text:list-item>
        <text:list-item>
          <text:p text:style-name="P20">kernel: <text:span text:style-name="T19">núcleo</text:span> del sistema operativo</text:p>
        </text:list-item>
        <text:list-item>
          <text:p text:style-name="P20">resources: recursos</text:p>
        </text:list-item>
        <text:list-item>
          <text:p text:style-name="P20">performance: rendimiento</text:p>
          <text:list>
            <text:list-item>
              <text:list>
                <text:list-header>
                  <text:p text:style-name="P25"/>
                </text:list-header>
              </text:list>
            </text:list-item>
          </text:list>
        </text:list-item>
      </text:list>
      <text:p text:style-name="P10"/>
      <text:p text:style-name="P3">Verbos:</text:p>
      <text:list xml:id="list2015744729" text:style-name="L2">
        <text:list-item>
          <text:p text:style-name="P23"><text:span text:style-name="T3">to </text:span><text:span text:style-name="T5">share</text:span><text:span text:style-name="T3">: </text:span><text:span text:style-name="T16">compartir</text:span></text:p>
        </text:list-item>
      </text:list>
      <text:list xml:id="list3791882934" text:style-name="L3">
        <text:list-item>
          <text:p text:style-name="P24"><text:span text:style-name="T3">to </text:span><text:span text:style-name="T5">emulate</text:span><text:span text:style-name="T3">: </text:span><text:span text:style-name="T5">emular</text:span><text:span text:style-name="T15"> 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4H56M51S</meta:editing-duration>
    <meta:editing-cycles>20</meta:editing-cycles>
    <meta:generator>LibreOffice/7.3.3.2$Linux_X86_64 LibreOffice_project/30$Build-2</meta:generator>
    <dc:title>Plantilla CEED</dc:title>
    <meta:initial-creator>Alfredo Oltra Orengo</meta:initial-creator>
    <dc:date>2022-06-02T16:21:21.231375157</dc:date>
    <meta:document-statistic meta:table-count="0" meta:image-count="1" meta:object-count="0" meta:page-count="2" meta:paragraph-count="26" meta:word-count="79" meta:character-count="572" meta:non-whitespace-character-count="511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